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uationContextProxy.isLinkActive( OLink o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ContextProxy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ru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SSIGN.copy( OAssign . Copy ocopy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ASSIGN.fetchVariableData( VariableInstance variable , boolean forWrit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aluationContextProxy.narrow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replaceEndpointRefence( PartnerLinkInstance plval , Node r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SIGN.getOAss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ContextProxy.EvaluationContextProxy( OScope . Variable var , Node va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aluationContextProxy.getPartData( Element message , OMessageVarType .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ContextProxy.readMessageProperty( OScope . Variable variable , OProcess . O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replaceContent( Node lvalue , Node lvaluePtr , String rvalu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SSIGN.invokeExtensionAssignOperation( OAssign . ExtensionAssignOperation ea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SSIGN.evalRValue( OAssign . RValue from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21">
            <text:p text:style-name="Table_20_Contents">121</text:p>
          </table:table-cell>
        </table:table-row>
        <table:table-row>
          <table:table-cell office:value-type="string">
            <text:p text:style-name="Table_20_Contents">EvaluationContextProxy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replaceElement( Element lval , Element ptr , Element src , boolean keepSrcEle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SSIGN.evalLValue( OAssign . LValue 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valuationContextProxy.evaluateQuery( Node root , O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aluationContextProxy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evalQuery( Node data , OMessageVarType . Part part , OExpression expression , EvaluationContext ec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valuationContextProxy.readVariable( OScope . Variable variable , OMessageVarType . Part 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SIGN.copyInto( Element lval , Element ptr , Element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.ASSIGN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